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25-09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25-05-06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24-09-1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24-05-0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23-09-1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23-05-1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22-09-0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22-05-0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21-09-07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21-05-1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20-11-0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20-09-1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20-05-0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9-09-1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9-05-1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8-10-3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8-09-1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8-05-1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8-05-0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7-09-0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7-05-3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6-09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6-04-0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5-09-25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5-05-2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4-08-1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4-06-1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4-04-1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3-12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3-11-1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3-09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3-07-1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3-06-1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3-04-0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2-09-2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2-05-3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1-09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1-04-1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0-09-2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10-04-3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9-08-2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9-04-1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8-10-2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8-10-03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8-08-0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8-01-0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7-10-0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7-08-0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7-06-0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7-03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7-01-2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6-11-1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6-09-1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6-07-0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6-04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6-03-0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6-01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5-11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5-08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5-06-1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4-12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4-09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4-06-0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4-03-0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3-12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3-10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3-09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3-06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3-05-1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3-04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3-03-3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2-11-2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2-10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2-07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200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9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0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7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7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4-07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1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8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7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5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7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9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8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7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7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6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4</text:p>
          </table:table-cell>
          <table:table-cell office:value-type="string" calcext:value-type="string">
            <text:p>290141-- Colliers Mills 4 Obs</text:p>
          </table:table-cell>
          <table:table-cell office:value-type="string" calcext:value-type="string">
            <text:p>196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78" meta:object-count="0"/>
    <meta:user-defined meta:name="AppVersion">3.0</meta:user-defined>
  </office:meta>
</office:document-meta>
</file>